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6"/>
    <style:style style:name="P4" style:family="paragraph" style:parent-style-name="Standard" style:list-style-name="L7"/>
    <style:style style:name="P5" style:family="paragraph" style:parent-style-name="Standard">
      <style:text-properties officeooo:rsid="000d8fe0" officeooo:paragraph-rsid="000d8fe0"/>
    </style:style>
    <style:style style:name="P6" style:family="paragraph" style:parent-style-name="Standard" style:list-style-name="L4">
      <style:text-properties officeooo:rsid="000e3d94" officeooo:paragraph-rsid="000e3d94"/>
    </style:style>
    <style:style style:name="P7" style:family="paragraph" style:parent-style-name="Standard" style:list-style-name="L1">
      <style:text-properties officeooo:rsid="000e3d94" officeooo:paragraph-rsid="000e3d94"/>
    </style:style>
    <style:style style:name="P8" style:family="paragraph" style:parent-style-name="Standard" style:list-style-name="L1">
      <style:text-properties officeooo:rsid="000f002f" officeooo:paragraph-rsid="000f002f"/>
    </style:style>
    <style:style style:name="P9" style:family="paragraph" style:parent-style-name="Standard" style:list-style-name="L3">
      <style:text-properties officeooo:rsid="0011ed08" officeooo:paragraph-rsid="0011ed08"/>
    </style:style>
    <style:style style:name="P10" style:family="paragraph" style:parent-style-name="Standard" style:list-style-name="L5">
      <style:text-properties officeooo:rsid="0011ed08" officeooo:paragraph-rsid="0011ed08"/>
    </style:style>
    <style:style style:name="T1" style:family="text">
      <style:text-properties officeooo:rsid="000f002f"/>
    </style:style>
    <style:style style:name="T2" style:family="text">
      <style:text-properties officeooo:rsid="000ff7e5"/>
    </style:style>
    <style:style style:name="T3" style:family="text">
      <style:text-properties officeooo:rsid="0010f4ea"/>
    </style:style>
    <style:style style:name="T4" style:family="text">
      <style:text-properties fo:font-style="italic" officeooo:rsid="0010f4ea" style:font-style-asian="italic" style:font-style-complex="italic"/>
    </style:style>
    <style:style style:name="T5" style:family="text">
      <style:text-properties fo:font-style="normal" officeooo:rsid="0010f4ea" style:font-style-asian="normal" style:font-style-complex="normal"/>
    </style:style>
    <style:style style:name="T6" style:family="text">
      <style:text-properties fo:font-style="normal" officeooo:rsid="0011ed08" style:font-style-asian="normal" style:font-style-complex="normal"/>
    </style:style>
    <style:style style:name="T7" style:family="text">
      <style:text-properties officeooo:rsid="0011ed08"/>
    </style:style>
    <style:style style:name="T8" style:family="text">
      <style:text-properties officeooo:rsid="0013711b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ALGO-RHYTHM: using data mining to hit the high notes</text:span><text:line-break/>Name of Group<text:line-break/><text:line-break/>Overview</text:p>
      <text:list xml:id="list5947697807925417389" text:style-name="L1">
        <text:list-item>
          <text:p text:style-name="P1">language(s) we are using </text:p>
          <text:list>
            <text:list-item>
              <text:p text:style-name="P7">we have to choose between C, C++, <text:span text:style-name="T1">Java, </text:span>and Python</text:p>
            </text:list-item>
          </text:list>
        </text:list-item>
        <text:list-item>
          <text:p text:style-name="P1">data set we are using</text:p>
          <text:list>
            <text:list-item>
              <text:p text:style-name="P8">http://labrosa.ee.columbia.edu/millionsong/</text:p>
            </text:list-item>
          </text:list>
        </text:list-item>
        <text:list-item>
          <text:p text:style-name="P1">Goal</text:p>
        </text:list-item>
      </text:list>
      <text:p text:style-name="Standard"/>
      <text:p text:style-name="Standard"/>
      <text:p text:style-name="Standard">Question(s) to Answer</text:p>
      <text:p text:style-name="Standard">2 easy questions to validate our setup</text:p>
      <text:p text:style-name="Standard">- <text:span text:style-name="T3">can we parse the .h5 files?</text:span></text:p>
      <text:p text:style-name="Standard">- <text:span text:style-name="T3">can we pick out the parts that we </text:span><text:span text:style-name="T4">think</text:span><text:span text:style-name="T5"> will help us out the most?</text:span></text:p>
      <text:p text:style-name="Standard"><text:span text:style-name="T5">- </text:span><text:span text:style-name="T6">can we attach song success/genre to the alread y existing songs?</text:span></text:p>
      <text:p text:style-name="Standard"><text:span text:style-name="T5"/></text:p>
      <text:p text:style-name="Standard">2-6 medium questions we know we can do</text:p>
      <text:p text:style-name="Standard"/>
      <text:p text:style-name="Standard">2-3 stretch goals that we may not even finish, but would be awesome if we did<text:line-break/><text:line-break/>Plan - What Will We Use To Answer Questions</text:p>
      <text:p text:style-name="Standard"><text:line-break/>Preprocessing</text:p>
      <text:list xml:id="list802788202035858518" text:style-name="L2">
        <text:list-item>
          <text:p text:style-name="P2"/>
        </text:list-item>
      </text:list>
      <text:p text:style-name="Standard"/>
      <text:p text:style-name="Standard">Clustering Algorithms (if any)</text:p>
      <text:list xml:id="list4912240918644547403" text:style-name="L3">
        <text:list-item>
          <text:p text:style-name="P9">probably k-means??</text:p>
        </text:list-item>
      </text:list>
      <text:p text:style-name="Standard"><text:line-break/>Classification Algorithms (if any)</text:p>
      <text:list xml:id="list7926877464970202929" text:style-name="L4">
        <text:list-item>
          <text:p text:style-name="P6">Convolutional neural network with Tensorflow - <text:span text:style-name="T2">Dustin</text:span></text:p>
        </text:list-item>
      </text:list>
      <text:p text:style-name="Standard"><text:line-break/>Outlier Detectors (if any)</text:p>
      <text:list xml:id="list8984434074918377943" text:style-name="L5">
        <text:list-item>
          <text:p text:style-name="P10">Principal components analyis</text:p>
        </text:list-item>
      </text:list>
      <text:p text:style-name="Standard"><text:line-break/>Postprocessing</text:p>
      <text:list xml:id="list6982046988948657554" text:style-name="L6">
        <text:list-item>
          <text:p text:style-name="P3">a<text:line-break/></text:p>
        </text:list-item>
      </text:list>
      <text:p text:style-name="Standard">Visualization(s)</text:p>
      <text:list xml:id="list4342600431124952613" text:style-name="L7">
        <text:list-item>
          <text:p text:style-name="P4">a<text:line-break/><text:line-break/></text:p>
        </text:list-item>
      </text:list>
      <text:p text:style-name="Standard">Division of Labor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Section</text:p>
          </table:table-cell>
          <table:table-cell table:style-name="Table1.A1" office:value-type="string">
            <text:p text:style-name="Table_20_Contents">Task</text:p>
          </table:table-cell>
          <table:table-cell table:style-name="Table1.C1" office:value-type="string">
            <text:p text:style-name="Table_20_Contents">Assigned To</text:p>
          </table:table-cell>
        </table:table-row>
        <table:table-row>
          <table:table-cell table:style-name="Table1.A2" office:value-type="string">
            <text:p text:style-name="Table_20_Contents">Preprocessin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I/O</text:p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ata Clean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lusterin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thod 1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thod 2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lassificatio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thod 1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thod 2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thod 3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thod 4(?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utlier Detectio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thod 1(?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ostprocessin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sults cleanup – cluste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sults cleanup – classificati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sults cleanup – outliers(?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nalysis of result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isualizatio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aking graphs/chart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aking pretty picture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sponsibilities for final writeup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ho must do what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text:line-break/></text:p>
      <text:p text:style-name="P5">Notes:</text:p>
      <text:p text:style-name="P5">here's a paper about different methods we could use:</text:p>
      <text:p text:style-name="P5">http://www.sciencedirect.com/science/article/pii/S15320464030003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Hill</meta:initial-creator>
    <meta:creation-date>2017-02-01T14:31:46.69</meta:creation-date>
    <dc:date>2017-02-03T11:42:18.283901000</dc:date>
    <meta:editing-duration>P1DT6H8M49S</meta:editing-duration>
    <meta:editing-cycles>5</meta:editing-cycles>
    <meta:generator>LibreOffice/4.4.2.2$MacOSX_X86_64 LibreOffice_project/c4c7d32d0d49397cad38d62472b0bc8acff48dd6</meta:generator>
    <meta:document-statistic meta:table-count="1" meta:image-count="0" meta:object-count="0" meta:page-count="2" meta:paragraph-count="56" meta:word-count="219" meta:character-count="1376" meta:non-whitespace-character-count="1208"/>
  </office:meta>
</office:document-meta>
</file>